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408cm"/>
    </style:style>
    <style:style style:name="Tabla1.B" style:family="table-column">
      <style:table-column-properties style:column-width="9.687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058cm" fo:keep-together="auto"/>
    </style:style>
    <style:style style:name="Tabla1.4" style:family="table-row">
      <style:table-row-properties style:min-row-height="1.614cm" fo:keep-together="auto"/>
    </style:style>
    <style:style style:name="Tabla1.5" style:family="table-row">
      <style:table-row-properties style:min-row-height="1.508cm" fo:keep-together="auto"/>
    </style:style>
    <style:style style:name="Tabla1.7" style:family="table-row">
      <style:table-row-properties style:min-row-height="0.847cm" fo:keep-together="auto"/>
    </style:style>
    <style:style style:name="P1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rsid="0083ea84" officeooo:paragraph-rsid="0083ea84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 fo:hyphenation-ladder-count="no-limit"/>
      <style:text-properties style:font-name="Arial" fo:font-size="11pt" fo:language="es" fo:country="AR" officeooo:paragraph-rsid="0080d170" style:font-size-asian="11pt" style:language-asian="es" style:country-asian="AR" style:font-name-complex="Arial" style:font-size-complex="11pt"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/>
      <style:text-properties style:font-name="Arial" fo:font-size="11pt" fo:language="es" fo:country="AR" fo:font-weight="bold" officeooo:paragraph-rsid="007d61c9" style:font-size-asian="11pt" style:language-asian="es" style:country-asian="AR" style:font-weight-asian="bold" style:font-name-complex="Arial" style:font-size-complex="11pt" style:font-weight-complex="bold" fo:hyphenate="true" fo:hyphenation-remain-char-count="2" fo:hyphenation-push-char-count="2"/>
    </style:style>
    <style:style style:name="P5" style:family="paragraph" style:parent-style-name="Standard">
      <style:paragraph-properties fo:text-align="end" style:justify-single-word="false">
        <style:tab-stops>
          <style:tab-stop style:position="15.002cm"/>
        </style:tab-stops>
      </style:paragraph-properties>
      <style:text-properties style:font-name="Arial" fo:font-size="11pt" fo:font-weight="normal" officeooo:rsid="001f30e1" officeooo:paragraph-rsid="0080d170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officeooo:rsid="0079a35c" officeooo:paragraph-rsid="001f30e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" fo:font-size="11pt" fo:letter-spacing="-0.012cm" fo:language="es" fo:country="AR" fo:font-weight="normal" officeooo:rsid="001f30e1" officeooo:paragraph-rsid="0080d17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" fo:font-size="11pt" fo:letter-spacing="-0.012cm" fo:language="es" fo:country="AR" fo:font-weight="normal" officeooo:rsid="001f30e1" officeooo:paragraph-rsid="007e294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9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10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0.266cm"/>
        </style:tab-stops>
      </style:paragraph-properties>
      <style:text-properties style:font-name="Arial" fo:font-size="11pt" officeooo:paragraph-rsid="007e2940" style:font-size-asian="11pt" style:font-name-complex="Arial" style:font-size-complex="11pt"/>
    </style:style>
    <style:style style:name="P11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officeooo:paragraph-rsid="007e2940" style:font-size-asian="11pt" style:font-name-complex="Arial" style:font-size-complex="11pt"/>
    </style:style>
    <style:style style:name="P12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normal" officeooo:paragraph-rsid="007d61c9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-1cm" fo:margin-right="0cm" fo:text-align="end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officeooo:paragraph-rsid="007e2940" style:font-weight-complex="bold"/>
    </style:style>
    <style:style style:name="P14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" fo:font-size="11pt" fo:letter-spacing="-0.012cm" fo:language="es" fo:country="AR" fo:font-weight="normal" officeooo:rsid="001f30e1" officeooo:paragraph-rsid="008318d4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" fo:font-size="11pt" fo:letter-spacing="-0.012cm" fo:language="es" fo:country="AR" fo:font-weight="normal" officeooo:rsid="001f30e1" officeooo:paragraph-rsid="0083ea84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1pt" fo:letter-spacing="-0.012cm" style:text-underline-style="none" fo:font-weight="normal" officeooo:rsid="001f30e1" officeooo:paragraph-rsid="007e2940" fo:background-color="transparent" style:font-size-asian="11pt" style:font-weight-asian="normal" style:font-name-complex="Lucida Sans" style:font-size-complex="11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2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T1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12cm" fo:language="es" fo:country="AR" style:language-asian="es" style:country-asian="AR" style:font-name-complex="Lucida Sans"/>
    </style:style>
    <style:style style:name="T3" style:family="text">
      <style:text-properties fo:color="#221f1f" style:text-position="-5% 100%" fo:font-size="11pt" fo:letter-spacing="-0.012cm" fo:font-weight="normal" officeooo:rsid="001f30e1" style:font-size-asian="11pt" style:font-weight-asian="normal" style:font-name-complex="Lucida Sans" style:font-size-complex="11pt" style:font-weight-complex="normal"/>
    </style:style>
    <style:style style:name="T4" style:family="text">
      <style:text-properties fo:font-size="11pt" style:font-size-asian="11pt" style:font-name-complex="Arial" style:font-size-complex="11pt"/>
    </style:style>
    <style:style style:name="T5" style:family="text">
      <style:text-properties officeooo:rsid="0083ea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Expediente Nº </text:span><text:span text:style-name="T3"><text:placeholder text:placeholder-type="text">&lt;o.rendition_id.expedient_id.number&gt;</text:placeholder></text:span></text:p>
      <text:p text:style-name="P10"><text:tab/><text:tab/> <text:s text:c="4"/><text:tab/><text:tab/><text:tab/> Fs. <text:span text:style-name="T1">…..</text:span></text:p>
      <text:p text:style-name="P17">CONTADURÌA GENERAL</text:p>
      <text:p text:style-name="P17">RENDICION DE CUENTAS DE TERCEROS</text:p>
      <text:p text:style-name="P19">Responsables para con la administración</text:p>
      <text:p text:style-name="P9"/>
      <text:p text:style-name="P11">DISPOSICION Nº <text:span text:style-name="T1"><text:placeholder text:placeholder-type="text">&lt;o.number&gt;</text:placeholder></text:span></text:p>
      <text:p text:style-name="P18">VISTO:</text:p>
      <text:p text:style-name="P1">La rendición de cuentas presentada con relación al subsidio otorgado por el Concejo <text:s/>Municipal de acuerdo a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EXPEDIENTE PARLAMENTARIO N° / RESOLUCIÓN OTORGANTE</text:p>
          </table:table-cell>
          <table:table-cell table:style-name="Tabla1.B1" office:value-type="string">
            <text:p text:style-name="P8"><text:placeholder text:placeholder-type="text">&lt;o.rendition_id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4">EXPEDIENTE ADMINISTRATIVO N°</text:p>
          </table:table-cell>
          <table:table-cell table:style-name="Tabla1.B2" office:value-type="string">
            <text:p text:style-name="P14"><text:placeholder text:placeholder-type="text">&lt;o.rendition_id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4">ORDEN DE PAGO N°</text:p>
          </table:table-cell>
          <table:table-cell table:style-name="Tabla1.B2" office:value-type="string">
            <text:p text:style-name="P16"><text:placeholder text:placeholder-type="text">&lt;', '.join(o.rendition_id.subsidy_id.advance_voucher_ids.mapped('force_number'))&gt;</text:placeholder></text:p>
          </table:table-cell>
        </table:table-row>
        <table:table-row table:style-name="Tabla1.4">
          <table:table-cell table:style-name="Tabla1.A2" office:value-type="string">
            <text:p text:style-name="P4">BENEFICIARIO</text:p>
          </table:table-cell>
          <table:table-cell table:style-name="Tabla1.B2" office:value-type="string">
            <text:p text:style-name="P3"><text:span text:style-name="T1"><text:placeholder text:placeholder-type="text">&lt;o.rendition_id.subsidy_id.partner_id.name&gt;</text:placeholder></text:span><text:span text:style-name="T1"> <text:s/></text:span><text:span text:style-name="T1"><text:placeholder text:placeholder-type="text">&lt;o.rendition_id.subsidy_id.partner_id.document_type_id.name&gt;</text:placeholder></text:span><text:span text:style-name="T1"> </text:span><text:span text:style-name="T1"><text:placeholder text:placeholder-type="text">&lt;o.rendition_id.subsidy_id.partner_id.document_number&gt;</text:placeholder></text:span><text:span text:style-name="T1"> </text:span><text:span text:style-name="T1"><text:placeholder text:placeholder-type="text">&lt;o.rendition_id.subsidy_id.partner_id.street&gt;</text:placeholder></text:span><text:span text:style-name="T1"> </text:span>- <text:s/><text:span text:style-name="T1"><text:placeholder text:placeholder-type="text">&lt;o.rendition_id.subsidy_id.partner_id.phone&gt;</text:placeholder></text:span></text:p>
          </table:table-cell>
        </table:table-row>
        <table:table-row table:style-name="Tabla1.5">
          <table:table-cell table:style-name="Tabla1.A2" office:value-type="string">
            <text:p text:style-name="P4">DESTINO DEL SUBSIDIO</text:p>
          </table:table-cell>
          <table:table-cell table:style-name="Tabla1.B2" office:value-type="string">
            <text:p text:style-name="P3"><text:span text:style-name="T1"><text:placeholder text:placeholder-type="text">&lt;o.rendition_id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4">FECHA DEL CARGO</text:p>
          </table:table-cell>
          <table:table-cell table:style-name="Tabla1.B2" office:value-type="string">
            <text:p text:style-name="P7"><text:placeholder text:placeholder-type="text">&lt;formatLang(o.rendition_id.subsidy_id.cargo_date, date=True)&gt;</text:placeholder></text:p>
          </table:table-cell>
        </table:table-row>
        <table:table-row table:style-name="Tabla1.7">
          <table:table-cell table:style-name="Tabla1.A2" office:value-type="string">
            <text:p text:style-name="P4">FECHA VENCIMIENTO RENDICIÓN </text:p>
          </table:table-cell>
          <table:table-cell table:style-name="Tabla1.B2" office:value-type="string">
            <text:p text:style-name="P7"><text:placeholder text:placeholder-type="text">&lt;formatLang(o.rendition_id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4">IMPORTE</text:p>
          </table:table-cell>
          <table:table-cell table:style-name="Tabla1.B2" office:value-type="string">
            <text:p text:style-name="P15"><text:placeholder text:placeholder-type="text">&lt;formatLang(o.approved_amount)&gt;</text:placeholder> <text:span text:style-name="T5">(Pesos </text:span><text:placeholder text:placeholder-type="text">&lt;number_to_string(o.approved_amount)&gt;</text:placeholder><text:span text:style-name="T5">)</text:span></text:p>
          </table:table-cell>
        </table:table-row>
      </table:table>
      <text:p text:style-name="P2"/>
      <text:p text:style-name="P2"/>
      <text:p text:style-name="P2"/>
      <text:p text:style-name="P1">CONSIDERANDO: </text:p>
      <text:p text:style-name="P18">Que se han controlado los comprobantes de gastos estimándose verificada la erogación del importe <text:s/>indicado.</text:p>
      <text:p text:style-name="P20">Que la conclusión a la que se ha arribado resulta sin perjuicio de lo que pudiera determinarse con relación a las cuentas aprobadas y por las materias en ella comprendidas cuando surja posteriormente un daño imputable a culpa o negligencia del responsable.</text:p>
      <text:p text:style-name="P21">LA CONTADURIA GENERAL</text:p>
      <text:p text:style-name="P21">DISPONE</text:p>
      <text:p text:style-name="P20">1º <text:s/>Aprobar la rendición de cuentas presentada con relación al subsidio otorgado por el Concejo Municipal conforme a los vistos y considerandos de la presente.</text:p>
      <text:p text:style-name="P20">2º. Archivar las presentes actuaciones en la Contaduría General.</text:p>
      <text:p text:style-name="P12"/>
      <text:p text:style-name="P5">ROSARIO <text:span text:style-name="T2"><text:placeholder text:placeholder-type="text">&lt;formatLang(o.rendition_id.date, date=True)&gt;</text:placeholder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7-22T14:24:56.041014678</dc:date>
    <meta:editing-duration>P2DT5H38M58S</meta:editing-duration>
    <meta:editing-cycles>108</meta:editing-cycles>
    <meta:generator>LibreOffice/5.1.4.2$Linux_X86_64 LibreOffice_project/10m0$Build-2</meta:generator>
    <dc:title>ir.actions.report.xml</dc:title>
    <meta:document-statistic meta:table-count="1" meta:image-count="0" meta:object-count="0" meta:page-count="1" meta:paragraph-count="32" meta:word-count="181" meta:character-count="1867" meta:non-whitespace-character-count="169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